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04D529E5A1AD20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4.09cm" draw:z-index="0"><draw:image xlink:href="Pictures/10000201000005560000030004D529E5A1AD20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10:03.862680846</meta:creation-date>
    <dc:date>2018-10-13T19:11:20.913771383</dc:date>
    <meta:editing-duration>PT1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